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language="en" fo:country="AU" style:language-asian="zxx" style:country-asian="none" style:language-complex="zxx" style:country-complex="none"/>
    </style:style>
    <style:style style:name="P9" style:family="paragraph" style:parent-style-name="Contents_20_Heading">
      <style:paragraph-properties fo:break-before="page"/>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2"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13"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4"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5"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10">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6" style:family="paragraph" style:parent-style-name="Text_20_body" style:list-style-name="L12">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7"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8"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9" style:family="paragraph" style:parent-style-name="Text_20_body" style:list-style-name="L12">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0" style:family="paragraph" style:parent-style-name="Text_20_body" style:list-style-name="L13">
      <style:text-properties style:font-name="Arial" fo:font-size="11pt" fo:font-weight="normal" style:font-size-asian="11pt" style:font-weight-asian="normal" style:font-size-complex="11pt" style:font-weight-complex="normal"/>
    </style:style>
    <style:style style:name="P31" style:family="paragraph" style:parent-style-name="Heading_20_2">
      <style:text-properties style:font-name="Arial" fo:language="en" fo:country="AU" style:language-asian="zxx" style:country-asian="none" style:language-complex="zxx" style:country-complex="none"/>
    </style:style>
    <style:style style:name="P32" style:family="paragraph" style:parent-style-name="Heading_20_3">
      <style:text-properties style:font-name="Arial" fo:language="en" fo:country="AU" style:language-asian="zxx" style:country-asian="none" style:language-complex="zxx" style:country-complex="none"/>
    </style:style>
    <style:style style:name="P33" style:family="paragraph" style:parent-style-name="Heading_20_1">
      <style:text-properties style:font-name="Arial" fo:language="en" fo:country="AU" style:language-asian="zxx" style:country-asian="none" style:language-complex="zxx" style:country-complex="none"/>
    </style:style>
    <style:style style:name="P34"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35" style:family="paragraph" style:parent-style-name="Heading_20_1">
      <style:paragraph-properties fo:break-before="pag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tro<text:tab/>3</text:p>
          <text:p text:style-name="P10">Core Tenets<text:tab/>3</text:p>
          <text:p text:style-name="P10">Rough Plot<text:tab/>3</text:p>
          <text:p text:style-name="P10">Gameplay<text:tab/>4</text:p>
          <text:p text:style-name="P11">General Controls (Gamepad)<text:tab/>4</text:p>
          <text:p text:style-name="P11">Core Concepts<text:tab/>4</text:p>
          <text:p text:style-name="P12">Blood Absorption and the Energy Meter<text:tab/>4</text:p>
          <text:p text:style-name="P11">Gameplay Modes<text:tab/>4</text:p>
          <text:p text:style-name="P12">Main Mode - Arena<text:tab/>4</text:p>
          <text:p text:style-name="P12">Training Mode<text:tab/>5</text:p>
          <text:p text:style-name="P11">Player Characters – Sword Husk<text:tab/>5</text:p>
          <text:p text:style-name="P12">Move List<text:tab/>5</text:p>
          <text:p text:style-name="P10">Non-Gameplay<text:tab/>6</text:p>
          <text:p text:style-name="P11">Move List<text:tab/>6</text:p>
          <text:p text:style-name="P10">Additional Ideas and Possibilities<text:tab/>7</text:p>
          <text:p text:style-name="P11">Sword Husk Moves<text:tab/>7</text:p>
          <text:p text:style-name="P11">Hammer Husk Move List<text:tab/>7</text:p>
          <text:p text:style-name="P11">Misc<text:tab/>7</text:p>
          <text:p text:style-name="P10">Reference Games<text:tab/>9</text:p>
          <text:p text:style-name="P11">Metal Gear Rising: Revengeance<text:tab/>9</text:p>
          <text:p text:style-name="P11">Furi<text:tab/>9</text:p>
          <text:p text:style-name="P11">Spelunky<text:tab/>9</text:p>
          <text:p text:style-name="P11">DmC Devil May Cry<text:tab/>9</text:p>
          <text:p text:style-name="P11">Bayonetta<text:tab/>9</text:p>
          <text:p text:style-name="P11">Devil May Cry 3<text:tab/>9</text:p>
          <text:p text:style-name="P11">Devil May Cry 4<text:tab/>9</text:p>
          <text:p text:style-name="P11">Smash TV<text:tab/>9</text:p>
          <text:p text:style-name="P11">Devil Daggers<text:tab/>9</text:p>
          <text:p text:style-name="P11">Hyper Light Drifter<text:tab/>9</text:p>
          <text:p text:style-name="P11">Bloodborne<text:tab/>10</text:p>
          <text:p text:style-name="P11">DOOM (2016)<text:tab/>10</text:p>
          <text:p text:style-name="P11">Transformers: Devastation<text:tab/>10</text:p>
          <text:p text:style-name="P11">Hotline Miami<text:tab/>10</text:p>
          <text:p text:style-name="P11">Other potential reference games<text:tab/>10</text:p>
          <text:p text:style-name="P10">To-Do<text:tab/>11</text:p>
        </text:index-body>
      </text:table-of-content>
      <text:p text:style-name="P4"/>
      <text:p text:style-name="P5"/>
      <text:p text:style-name="P5"/>
      <text:h text:style-name="P34"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33" text:outline-level="1"/>
      <text:h text:style-name="P33" text:outline-level="1">Core Tenets</text:h>
      <text:list xml:id="list7563301495307221586" text:style-name="L1">
        <text:list-item>
          <text:p text:style-name="P13">You are the monster</text:p>
        </text:list-item>
        <text:list-item>
          <text:p text:style-name="P13">Replayability</text:p>
        </text:list-item>
        <text:list-item>
          <text:p text:style-name="P13">Player power increases in distinct levels directly related to the 'combo meter' </text:p>
        </text:list-item>
      </text:list>
      <text:h text:style-name="P33" text:outline-level="1"/>
      <text:h text:style-name="P33"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33" text:outline-level="1"/>
      <text:h text:style-name="P34" text:outline-level="1">Gameplay</text:h>
      <text:h text:style-name="P31" text:outline-level="2">General Controls (Gamepad)</text:h>
      <text:list xml:id="list6404188833628754677" text:style-name="L2">
        <text:list-item>
          <text:p text:style-name="P15">Movement – left analog stick</text:p>
        </text:list-item>
        <text:list-item>
          <text:p text:style-name="P15">Light attack – X</text:p>
        </text:list-item>
        <text:list-item>
          <text:p text:style-name="P15">Heavy attack – Y</text:p>
        </text:list-item>
        <text:list-item>
          <text:p text:style-name="P15">Absorb blood/blood-sucking attack – B</text:p>
        </text:list-item>
        <text:list-item>
          <text:p text:style-name="P15">Defensive move e.g. dodge/block – A</text:p>
        </text:list-item>
        <text:list-item>
          <text:p text:style-name="P15">Pause menu – Start button</text:p>
        </text:list-item>
        <text:list-item>
          <text:p text:style-name="P15">Move list – Select button</text:p>
        </text:list-item>
      </text:list>
      <text:h text:style-name="P31" text:outline-level="2"/>
      <text:h text:style-name="P31" text:outline-level="2">Core Concepts</text:h>
      <text:h text:style-name="P32"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energy meter will also slowly drain over time and thus encourage the player to always be on the attack. </text:p>
      <text:p text:style-name="P7">The player can gain energy in two ways:</text:p>
      <text:list xml:id="list5908491263957718542" text:style-name="L3">
        <text:list-item>
          <text:p text:style-name="P16">Attacking and killing enemies.</text:p>
        </text:list-item>
        <text:list-item>
          <text:p text:style-name="P16">Touching and absorbing the blood spilled by enemies when they are damaged. The player can also hold a button to pull spilled blood towards them, but this reduces their movement speed and makes them more vulnerable.</text:p>
        </text:list-item>
      </text:list>
      <text:h text:style-name="P31" text:outline-level="2"/>
      <text:h text:style-name="P31" text:outline-level="2">Gameplay Modes</text:h>
      <text:h text:style-name="P32"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6092036063633000981" text:style-name="L4">
        <text:list-item>
          <text:p text:style-name="P17">A new wave starts – the arena is divided into a grid of squares, and a new configuration of walls and other obstacles will appear within the arena.</text:p>
        </text:list-item>
        <text:list-item>
          <text:p text:style-name="P17">Several groups of enemies will be spawned in over time for the player to defeat.</text:p>
        </text:list-item>
        <text:list-item>
          <text:p text:style-name="P17"><text:soft-page-break/>Once all of the groups in the wave have been defeated, the energy level of the player will temporarily stop draining and the loop begins again at step 1.</text:p>
        </text:list-item>
      </text:list>
      <text:h text:style-name="P32" text:outline-level="3">Training Mode</text:h>
      <text:list xml:id="list2540828753721254738" text:style-name="L5">
        <text:list-item>
          <text:p text:style-name="P18">The player can select different configurations and behaviours of enemies to train against:</text:p>
          <text:list>
            <text:list-item>
              <text:p text:style-name="P18">Single enemy/multiple enemies</text:p>
            </text:list-item>
            <text:list-item>
              <text:p text:style-name="P18">Enemies are passive/aggressive</text:p>
            </text:list-item>
          </text:list>
        </text:list-item>
        <text:list-item>
          <text:p text:style-name="P18">The player can select the current blood power-level that they are functioning at to allow them to perform all possible moves.</text:p>
        </text:list-item>
        <text:list-item>
          <text:p text:style-name="P18">Displays each of the player inputs and the names of the attacks/combos that they are performing for clarity and ease of practice.</text:p>
        </text:list-item>
        <text:list-item>
          <text:p text:style-name="P18">Could be used as a loading screen – require the player to indicate when they want to progress into the game, so that they can continue practicing for as long as they want.</text:p>
        </text:list-item>
      </text:list>
      <text:h text:style-name="P33" text:outline-level="1"/>
      <text:h text:style-name="P31" text:outline-level="2">Player Characters – Sword Husk</text:h>
      <text:list xml:id="list4443519571241739805" text:style-name="L6">
        <text:list-item>
          <text:p text:style-name="P19">Consists of a humanoid cyber-shell held together by a writhing mass of dark matter which it often forms into sharp tendrils to aid attacks (similar to The Darkness in <text:span text:style-name="T1">The Darkness 2</text:span>).</text:p>
          <text:list>
            <text:list-item>
              <text:p text:style-name="P19">This inner mass becomes more visible as the Blood Meter is filled and the Sword Husk becomes more powerful.</text:p>
            </text:list-item>
          </text:list>
        </text:list-item>
      </text:list>
      <text:h text:style-name="P32" text:outline-level="3">Move List</text:h>
      <text:list xml:id="list4379263704251898227" text:style-name="L7">
        <text:list-item>
          <text:p text:style-name="P25">Dodge – A button:</text:p>
          <text:list>
            <text:list-item>
              <text:p text:style-name="P28">Causes the player to dodge in the currently-held movement direction, as well as providing a short period of invincibility for avoiding attacks when well-timed</text:p>
            </text:list-item>
            <text:list-item>
              <text:p text:style-name="P28">Dodge movement distance is based on degree of stick movement i.e. the player could perform a 'stationary dodge' if they wanted</text:p>
            </text:list-item>
            <text:list-item>
              <text:p text:style-name="P28"><text:span text:style-name="T3">Level 1</text:span> – standard dodge with invincibility-frames</text:p>
            </text:list-item>
            <text:list-item>
              <text:p text:style-name="P28"><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8"><text:span text:style-name="T3">Level 3</text:span> – time slows down for everything other than the player for a short period (Witch Time from <text:span text:style-name="T1">Bayonetta</text:span><text:span text:style-name="T2">)</text:span></text:p>
            </text:list-item>
          </text:list>
        </text:list-item>
      </text:list>
      <text:p text:style-name="P8"/>
      <text:h text:style-name="P34" text:outline-level="1">Non-Gameplay</text:h>
      <text:h text:style-name="P31" text:outline-level="2">Move List</text:h>
      <text:list xml:id="list5329509522728704602" text:style-name="L8">
        <text:list-item>
          <text:p text:style-name="P20">Must be directly accessible at all times during gameplay through a single button press.</text:p>
        </text:list-item>
        <text:list-item>
          <text:p text:style-name="P20">Save the scroll position for each time the list is accessed, so that the player can instantly return to the moves which they were last viewing.</text:p>
        </text:list-item>
      </text:list>
      <text:h text:style-name="P33" text:outline-level="1"/>
      <text:h text:style-name="P34" text:outline-level="1">Additional Ideas and Possibilities</text:h>
      <text:h text:style-name="P31" text:outline-level="2">Sword Husk Moves</text:h>
      <text:list xml:id="list38502192" text:continue-list="list4379263704251898227" text:style-name="L7">
        <text:list-item>
          <text:p text:style-name="P21">B = </text:p>
        </text:list-item>
        <text:list-item>
          <text:p text:style-name="P21">X -&gt; X -&gt; X -&gt; X -&gt; = Light combo, fast attacks in front of the player, can chain infinitely</text:p>
        </text:list-item>
        <text:list-item>
          <text:p text:style-name="P21">Y -&gt; Y -&gt; Y -&gt; Y -&gt; = Heavy combo, slower and wider-reaching attacks, moves the player forwards further with each attack</text:p>
        </text:list-item>
        <text:list-item>
          <text:p text:style-name="P21">-&gt; mash Y after 4 heavy combo attacks = quick stab attacks followed by a knockback (Trillion Stabs from DMC) – press X to initiate knockback quicker?</text:p>
        </text:list-item>
        <text:list-item>
          <text:p text:style-name="P21">Slight pause, -&gt; X within a light combo = light knockback attack, hold to follow enemy</text:p>
        </text:list-item>
        <text:list-item>
          <text:p text:style-name="P21">Slight pause, -&gt; Y within a heavy combo = heavy knockback attack, hold to follow enemy</text:p>
        </text:list-item>
        <text:list-item>
          <text:p text:style-name="P21">Flick L in direction and press Y = Stinger from DMC</text:p>
        </text:list-item>
        <text:list-item>
          <text:p text:style-name="P14">Spinning combo for when surrounded</text:p>
        </text:list-item>
        <text:list-item>
          <text:p text:style-name="P21">Hold X and charge, then release = Sheathe then quickdraw, slashes appear all around player in a circle</text:p>
        </text:list-item>
        <text:list-item>
          <text:p text:style-name="P14">Release force wave</text:p>
        </text:list-item>
        <text:list-item>
          <text:p text:style-name="P14">Rotate L and mash Y = spinning attack</text:p>
        </text:list-item>
      </text:list>
      <text:h text:style-name="P31" text:outline-level="2">Hammer Husk Move List</text:h>
      <text:list xml:id="list4273115860955325313" text:style-name="L9">
        <text:list-item>
          <text:p text:style-name="P22">A = block blockable attacks, will do a high-damage parry attack if correctly timed</text:p>
        </text:list-item>
      </text:list>
      <text:h text:style-name="P31" text:outline-level="2">Misc</text:h>
      <text:list xml:id="list2862183011894604847" text:style-name="L10">
        <text:list-item>
          <text:p text:style-name="P23">The player gets some form of powerups between waves to add a feeling of progression?</text:p>
        </text:list-item>
        <text:list-item>
          <text:p text:style-name="P23">The visuals and the music layering change depending on the current energy meter level of the player – get more 'trippy' and colourful as the player becomes more powerful</text:p>
        </text:list-item>
        <text:list-item>
          <text:p text:style-name="P23">The theme of the game is basically post-apocalyptic cyber-Roman Empire – could use motifs, symbols and names from that time period?</text:p>
        </text:list-item>
        <text:list-item>
          <text:p text:style-name="P23">Use blood-absorption button in combos e.g. tap blood absorb at end of a combo to instakill an enemy and take all of their blood straight away.</text:p>
        </text:list-item>
        <text:list-item>
          <text:p text:style-name="P23">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3">When attacked, the Husk splits into pieces but is pulled back together by strings of energy – makes it more monstrous. </text:p>
        </text:list-item>
        <text:list-item>
          <text:p text:style-name="P23">As the player becomes more powerful, The Darkness-style tendrils protrude from the body and are factored into attacks (e.g. adding range)</text:p>
        </text:list-item>
        <text:list-item>
          <text:p text:style-name="P23">When at max power, player can destroy elements of the enviroment?</text:p>
        </text:list-item>
        <text:list-item>
          <text:p text:style-name="P23">As part of the final boss encounter, the Emporer drains all of the audience seated around the arena</text:p>
        </text:list-item>
        <text:list-item>
          <text:p text:style-name="P23"><text:soft-page-break/>Player characters are named after famous cannibals/vampires + Husk (like the Proxies in Ergo Proxy):</text:p>
          <text:list>
            <text:list-item>
              <text:p text:style-name="P23">Crow-Killer Husk (after Liver-Eating Johnson – name of the largest player character)</text:p>
            </text:list-item>
            <text:list-item>
              <text:p text:style-name="P23">Soap-Maker Husk (after Leonarda Cianciulli)</text:p>
            </text:list-item>
            <text:list-item>
              <text:p text:style-name="P23">Sawney Husk (after Sawney Bean)</text:p>
            </text:list-item>
            <text:list-item>
              <text:p text:style-name="P23">Saturn Husk (Emporer)</text:p>
            </text:list-item>
            <text:list-item>
              <text:p text:style-name="P23">Wendigo Husk</text:p>
            </text:list-item>
          </text:list>
        </text:list-item>
        <text:list-item>
          <text:p text:style-name="P23">Themes of addiction</text:p>
        </text:list-item>
        <text:list-item>
          <text:p text:style-name="P23">All of the menus are based around the meta-structure of someone watching tapes/live viewings of the Husk on a set of monitors (e.g. training mode is recordings of 'experiments' in a lab)</text:p>
          <text:list>
            <text:list-item>
              <text:p text:style-name="P23">When the player has beaten the game for the first time, the view of the monitors is splattered with blood and the hand that was controlling them is no longer there/replaced with the Husk</text:p>
            </text:list-item>
          </text:list>
        </text:list-item>
      </text:list>
      <text:p text:style-name="P6"/>
      <text:h text:style-name="P33" text:outline-level="1"/>
      <text:h text:style-name="P34" text:outline-level="1">Reference Games</text:h>
      <text:p text:style-name="P7">Titles in <text:span text:style-name="T3">bold</text:span> are yet to be fully researched for ideas.</text:p>
      <text:h text:style-name="P31" text:outline-level="2">Metal Gear Rising: Revengeance</text:h>
      <text:list xml:id="list1797398206896349166" text:style-name="L11">
        <text:list-item>
          <text:p text:style-name="P24">Combat (player abilities, enemy ideas, combo meter implementation, Zandatsu)</text:p>
        </text:list-item>
        <text:list-item>
          <text:p text:style-name="P24">Aesthetic</text:p>
        </text:list-item>
      </text:list>
      <text:h text:style-name="P31" text:outline-level="2">Furi</text:h>
      <text:list xml:id="list38503379" text:continue-numbering="true" text:style-name="L11">
        <text:list-item>
          <text:p text:style-name="P24">Combat (top-down 2D combat implementation, enemy ideas)</text:p>
        </text:list-item>
        <text:list-item>
          <text:p text:style-name="P24">Music</text:p>
        </text:list-item>
      </text:list>
      <text:h text:style-name="P31" text:outline-level="2">Spelunky</text:h>
      <text:list xml:id="list38489347" text:continue-numbering="true" text:style-name="L11">
        <text:list-item>
          <text:p text:style-name="P24">Game structure </text:p>
        </text:list-item>
      </text:list>
      <text:h text:style-name="P31" text:outline-level="2">DmC Devil May Cry</text:h>
      <text:list xml:id="list38479717" text:continue-numbering="true" text:style-name="L11">
        <text:list-item>
          <text:p text:style-name="P24">Combat (player abilities, enemy ideas, combo meter implementation, training room)</text:p>
        </text:list-item>
      </text:list>
      <text:h text:style-name="P31" text:outline-level="2">Bayonetta</text:h>
      <text:list xml:id="list38503645" text:continue-numbering="true" text:style-name="L11">
        <text:list-item>
          <text:p text:style-name="P24">Combat (player abilities, enemy ideas, combo meter implementation)</text:p>
        </text:list-item>
      </text:list>
      <text:h text:style-name="P31" text:outline-level="2">Devil May Cry 3</text:h>
      <text:list xml:id="list38484813" text:continue-numbering="true" text:style-name="L11">
        <text:list-item>
          <text:p text:style-name="P24">Combat (player abilities, enemy ideas, combo meter implementation)</text:p>
        </text:list-item>
      </text:list>
      <text:h text:style-name="P31" text:outline-level="2">Devil May Cry 4</text:h>
      <text:list xml:id="list38481254" text:continue-numbering="true" text:style-name="L11">
        <text:list-item>
          <text:p text:style-name="P24">Combat (player abilities, enemy ideas, combo meter implementation)</text:p>
        </text:list-item>
      </text:list>
      <text:h text:style-name="P31" text:outline-level="2">Smash TV</text:h>
      <text:list xml:id="list3306422956681182125" text:style-name="L12">
        <text:list-item>
          <text:p text:style-name="P29">Combat (enemy spawning, single-screen combat)</text:p>
        </text:list-item>
        <text:list-item>
          <text:p text:style-name="P29">Game loop</text:p>
        </text:list-item>
      </text:list>
      <text:h text:style-name="P31" text:outline-level="2">Devil Daggers</text:h>
      <text:list xml:id="list38490384" text:continue-list="list38481254" text:style-name="L11">
        <text:list-item>
          <text:p text:style-name="P24">Combat which takes place in the same arena throughout</text:p>
        </text:list-item>
        <text:list-item>
          <text:p text:style-name="P24">Game loop</text:p>
        </text:list-item>
      </text:list>
      <text:h text:style-name="P31" text:outline-level="2">Hyper Light Drifter</text:h>
      <text:list xml:id="list38504867" text:continue-numbering="true" text:style-name="L11">
        <text:list-item>
          <text:p text:style-name="P24">Combat (top-down 2D combat implementation, enemy ideas)</text:p>
        </text:list-item>
      </text:list>
      <text:h text:style-name="P31" text:outline-level="2"><text:soft-page-break/>Bloodborne</text:h>
      <text:list xml:id="list38502636" text:continue-numbering="true" text:style-name="L11">
        <text:list-item>
          <text:p text:style-name="P24">Combat ('rally' system which forces player to be aggressive, enemy ideas)</text:p>
        </text:list-item>
      </text:list>
      <text:h text:style-name="P31" text:outline-level="2">DOOM (2016)</text:h>
      <text:list xml:id="list38491384" text:continue-numbering="true" text:style-name="L11">
        <text:list-item>
          <text:p text:style-name="P24">Combat ('glory kill' system, enemy ideas, arena combat)</text:p>
        </text:list-item>
        <text:list-item>
          <text:p text:style-name="P24">Music</text:p>
        </text:list-item>
      </text:list>
      <text:h text:style-name="P31" text:outline-level="2">Transformers: Devastation</text:h>
      <text:list xml:id="list38507594" text:continue-numbering="true" text:style-name="L11">
        <text:list-item>
          <text:p text:style-name="P24">Combat (player abilities, enemy ideas, combo meter implementation)</text:p>
        </text:list-item>
      </text:list>
      <text:h text:style-name="P31" text:outline-level="2">Hotline Miami</text:h>
      <text:list xml:id="list38479970" text:continue-numbering="true" text:style-name="L11">
        <text:list-item>
          <text:p text:style-name="P24">Visual effects for when becoming 'blood-high'</text:p>
        </text:list-item>
        <text:list-item>
          <text:p text:style-name="P24">Music</text:p>
        </text:list-item>
      </text:list>
      <text:h text:style-name="P31" text:outline-level="2">Other potential reference games</text:h>
      <text:list xml:id="list38480033" text:continue-list="list3306422956681182125" text:style-name="L12">
        <text:list-item>
          <text:p text:style-name="P26">Painkiller <text:span text:style-name="T4">(all enemies drop pickups which make the player powerful, arena combat)</text:span></text:p>
        </text:list-item>
        <text:list-item>
          <text:p text:style-name="P26">Dark Souls <text:span text:style-name="T4">(combat)</text:span></text:p>
        </text:list-item>
        <text:list-item>
          <text:p text:style-name="P26">Nier: Automata <text:span text:style-name="T4">(combat)</text:span></text:p>
        </text:list-item>
        <text:list-item>
          <text:p text:style-name="P26">Nioh <text:span text:style-name="T4">(combat)</text:span></text:p>
        </text:list-item>
        <text:list-item>
          <text:p text:style-name="P26">The Darkness 2 <text:span text:style-name="T4">(inspiration for when player form becomes more 'monstrous')</text:span></text:p>
        </text:list-item>
        <text:list-item>
          <text:p text:style-name="P26">Prototype <text:span text:style-name="T4">(monstrous player abilities)</text:span></text:p>
        </text:list-item>
      </text:list>
      <text:p text:style-name="P27"/>
      <text:h text:style-name="P35" text:outline-level="1">To-Do</text:h>
      <text:list xml:id="list7307927881112218430" text:style-name="L13">
        <text:list-item>
          <text:p text:style-name="P30">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21M13S</meta:editing-duration>
    <meta:editing-cycles>321</meta:editing-cycles>
    <meta:generator>OpenOffice/4.1.1$Win32 OpenOffice.org_project/411m6$Build-9775</meta:generator>
    <dc:date>2017-04-25T18:30:46.04</dc:date>
    <meta:document-statistic meta:table-count="0" meta:image-count="0" meta:object-count="0" meta:page-count="11" meta:paragraph-count="173" meta:word-count="1889" meta:character-count="10676"/>
    <meta:user-defined meta:name="Info 1"/>
    <meta:user-defined meta:name="Info 2"/>
    <meta:user-defined meta:name="Info 3"/>
    <meta:user-defined meta:name="Info 4"/>
  </office:meta>
</office:document-meta>
</file>